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97e7" officeooo:paragraph-rsid="000c97e7" style:font-size-asian="14pt" style:font-size-complex="14pt"/>
    </style:style>
    <style:style style:name="P2" style:family="paragraph" style:parent-style-name="Standard">
      <style:text-properties fo:font-size="14pt" officeooo:rsid="000e3ec1" officeooo:paragraph-rsid="000e3ec1" style:font-size-asian="14pt" style:font-size-complex="14pt"/>
    </style:style>
    <style:style style:name="P3" style:family="paragraph" style:parent-style-name="Standard">
      <style:text-properties fo:font-size="14pt" officeooo:rsid="000fb5f9" officeooo:paragraph-rsid="000fb5f9" style:font-size-asian="14pt" style:font-size-complex="14pt"/>
    </style:style>
    <style:style style:name="P4" style:family="paragraph" style:parent-style-name="Standard">
      <style:text-properties fo:font-size="14pt" officeooo:rsid="000fcd24" officeooo:paragraph-rsid="000fcd24" style:font-size-asian="14pt" style:font-size-complex="14pt"/>
    </style:style>
    <style:style style:name="P5" style:family="paragraph" style:parent-style-name="Standard">
      <style:text-properties fo:font-size="14pt" officeooo:rsid="001036e3" officeooo:paragraph-rsid="001036e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class FLOAT</text:p>
      <text:p text:style-name="P1">{</text:p>
      <text:p text:style-name="P1"><text:s text:c="4"/>public:</text:p>
      <text:p text:style-name="P1"><text:s text:c="8"/>float num;</text:p>
      <text:p text:style-name="P1"><text:s text:c="8"/>void input()</text:p>
      <text:p text:style-name="P1"><text:s text:c="8"/>{</text:p>
      <text:p text:style-name="P1"><text:s text:c="12"/>cout&lt;&lt;"Enter the number :- ";</text:p>
      <text:p text:style-name="P1"><text:s text:c="12"/>cin&gt;&gt;num;</text:p>
      <text:p text:style-name="P1"><text:s text:c="8"/>}</text:p>
      <text:p text:style-name="P1"><text:s text:c="8"/>FLOAT operator+(FLOAT x)</text:p>
      <text:p text:style-name="P1"><text:s text:c="8"/>{</text:p>
      <text:p text:style-name="P1"><text:s text:c="12"/>FLOAT c;</text:p>
      <text:p text:style-name="P1"><text:s text:c="12"/>c.num=num+x.num;</text:p>
      <text:p text:style-name="P1"><text:s text:c="12"/>return c;</text:p>
      <text:p text:style-name="P1"><text:s text:c="8"/>}</text:p>
      <text:p text:style-name="P1"/>
      <text:p text:style-name="P1"><text:s text:c="8"/>FLOAT operator-(FLOAT x)</text:p>
      <text:p text:style-name="P1"><text:s text:c="8"/>{</text:p>
      <text:p text:style-name="P1"><text:s text:c="12"/>FLOAT c;</text:p>
      <text:p text:style-name="P1"><text:s text:c="12"/>c.num=num-x.num;</text:p>
      <text:p text:style-name="P1"><text:s text:c="12"/>return c;</text:p>
      <text:p text:style-name="P1"><text:s text:c="8"/>}</text:p>
      <text:p text:style-name="P1"/>
      <text:p text:style-name="P1"><text:s text:c="8"/>FLOAT operator*(FLOAT x)</text:p>
      <text:p text:style-name="P1"><text:s text:c="8"/>{</text:p>
      <text:p text:style-name="P1"><text:s text:c="12"/>FLOAT c;</text:p>
      <text:p text:style-name="P1"><text:s text:c="12"/>c.num=num*x.num;</text:p>
      <text:p text:style-name="P1"><text:s text:c="12"/>return c;</text:p>
      <text:p text:style-name="P1"><text:s text:c="8"/>}</text:p>
      <text:p text:style-name="P1"/>
      <text:p text:style-name="P1"><text:s text:c="8"/>FLOAT operator/(FLOAT x)</text:p>
      <text:p text:style-name="P1"><text:s text:c="8"/>{</text:p>
      <text:p text:style-name="P1"><text:s text:c="12"/>FLOAT c;</text:p>
      <text:p text:style-name="P1"><text:s text:c="12"/>c.num=num/x.num;</text:p>
      <text:p text:style-name="P1"><text:s text:c="12"/>return c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FLOAT a,b,c;</text:p>
      <text:p text:style-name="P1"><text:s text:c="4"/>a.input();</text:p>
      <text:p text:style-name="P1"><text:soft-page-break/><text:s text:c="4"/>b.input();</text:p>
      <text:p text:style-name="P1"><text:s text:c="4"/>c=a+b;</text:p>
      <text:p text:style-name="P1"><text:s text:c="4"/>cout&lt;&lt;"A + B = "&lt;&lt;c.num&lt;&lt;endl;</text:p>
      <text:p text:style-name="P1"><text:s text:c="4"/>c=a-b;</text:p>
      <text:p text:style-name="P1"><text:s text:c="4"/>cout&lt;&lt;"A - B = "&lt;&lt;c.num&lt;&lt;endl;</text:p>
      <text:p text:style-name="P1"><text:s text:c="4"/>c=a*b;</text:p>
      <text:p text:style-name="P1"><text:s text:c="4"/>cout&lt;&lt;"A * B = "&lt;&lt;c.num&lt;&lt;endl;</text:p>
      <text:p text:style-name="P1"><text:s text:c="4"/>c=a/b;</text:p>
      <text:p text:style-name="P1"><text:s text:c="4"/>cout&lt;&lt;"A / B = "&lt;&lt;c.num&lt;&lt;endl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/>
      <text:p text:style-name="P1">class rectangle</text:p>
      <text:p text:style-name="P1">{</text:p>
      <text:p text:style-name="P1"><text:s text:c="4"/>private:</text:p>
      <text:p text:style-name="P1"><text:s text:c="8"/>float ar;</text:p>
      <text:p text:style-name="P1"><text:s text:c="4"/>public:</text:p>
      <text:p text:style-name="P1"><text:s text:c="8"/>void area(int len,int breadth)</text:p>
      <text:p text:style-name="P1"><text:s text:c="8"/>{</text:p>
      <text:p text:style-name="P1"><text:s text:c="12"/>ar=len*breadth;</text:p>
      <text:p text:style-name="P1"><text:s text:c="12"/>cout&lt;&lt;"Area is "&lt;&lt;ar&lt;&lt;endl;</text:p>
      <text:p text:style-name="P1"><text:s text:c="8"/>}</text:p>
      <text:p text:style-name="P1"><text:s text:c="8"/>void area(double len,double breadth)</text:p>
      <text:p text:style-name="P1"><text:s text:c="8"/>{</text:p>
      <text:p text:style-name="P1"><text:s text:c="12"/>ar=len*breadth;</text:p>
      <text:p text:style-name="P1"><text:s text:c="12"/>cout&lt;&lt;"Area is "&lt;&lt;ar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rectangle r1,r2;</text:p>
      <text:p text:style-name="P1"><text:s text:c="4"/>r1.area(2,5);</text:p>
      <text:p text:style-name="P1"><text:s text:c="4"/>r2.area(2.3,1.2);</text:p>
      <text:p text:style-name="P1"><text:s text:c="4"/>return 0;</text:p>
      <text:p text:style-name="P1">}</text:p>
      <text:p text:style-name="P1"/>
      <text:p text:style-name="P2">3)#include&lt;iostream&gt;</text:p>
      <text:p text:style-name="P2">using namespace std;</text:p>
      <text:p text:style-name="P2"/>
      <text:p text:style-name="P2">class animals</text:p>
      <text:p text:style-name="P2">{</text:p>
      <text:p text:style-name="P2"><text:soft-page-break/><text:s text:c="4"/>public:</text:p>
      <text:p text:style-name="P2"><text:s text:c="8"/>virtual void sound()</text:p>
      <text:p text:style-name="P2"><text:s text:c="8"/>{</text:p>
      <text:p text:style-name="P2"><text:s text:c="12"/>cout&lt;&lt;"Playing Animal Sound"&lt;&lt;endl;</text:p>
      <text:p text:style-name="P2"><text:s text:c="8"/>}</text:p>
      <text:p text:style-name="P2">};</text:p>
      <text:p text:style-name="P2"/>
      <text:p text:style-name="P2">class dogs : public animals</text:p>
      <text:p text:style-name="P2">{</text:p>
      <text:p text:style-name="P2"><text:s text:c="4"/>public:</text:p>
      <text:p text:style-name="P2"><text:s text:c="8"/>void sound()</text:p>
      <text:p text:style-name="P2"><text:s text:c="8"/>{</text:p>
      <text:p text:style-name="P2"><text:s text:c="12"/>cout&lt;&lt;"Bark"&lt;&lt;endl;</text:p>
      <text:p text:style-name="P2"><text:s text:c="8"/>}</text:p>
      <text:p text:style-name="P2">}; </text:p>
      <text:p text:style-name="P2"/>
      <text:p text:style-name="P2">int main()</text:p>
      <text:p text:style-name="P2">{</text:p>
      <text:p text:style-name="P2"><text:s text:c="4"/>dogs d1;</text:p>
      <text:p text:style-name="P2"><text:s text:c="4"/>animals a1;</text:p>
      <text:p text:style-name="P2"><text:s text:c="4"/>cout&lt;&lt;"Sound Function of Base Class:- "&lt;&lt;endl;</text:p>
      <text:p text:style-name="P2"><text:s text:c="4"/>a1.sound();</text:p>
      <text:p text:style-name="P2"><text:s text:c="4"/>cout&lt;&lt;endl;</text:p>
      <text:p text:style-name="P2"><text:s text:c="4"/>cout&lt;&lt;"Overridden Sound Function of Derived Class :-"&lt;&lt;endl;</text:p>
      <text:p text:style-name="P2"><text:s text:c="4"/>d1.sound();</text:p>
      <text:p text:style-name="P2"><text:s text:c="4"/>return 0;</text:p>
      <text:p text:style-name="P2">}</text:p>
      <text:p text:style-name="P2"/>
      <text:p text:style-name="P3">4)#include&lt;iostream&gt;</text:p>
      <text:p text:style-name="P3">using namespace std;</text:p>
      <text:p text:style-name="P3"/>
      <text:p text:style-name="P3">class addition</text:p>
      <text:p text:style-name="P3">{</text:p>
      <text:p text:style-name="P3"><text:s text:c="4"/>private:</text:p>
      <text:p text:style-name="P3"><text:s text:c="8"/>double sum;</text:p>
      <text:p text:style-name="P3"><text:s text:c="4"/>public:</text:p>
      <text:p text:style-name="P3"><text:s text:c="8"/>void add(int x,int y)</text:p>
      <text:p text:style-name="P3"><text:s text:c="8"/>{</text:p>
      <text:p text:style-name="P3"><text:s text:c="12"/>sum=x+y;</text:p>
      <text:p text:style-name="P3"><text:s text:c="12"/>cout&lt;&lt;"Sum is "&lt;&lt;sum&lt;&lt;endl;</text:p>
      <text:p text:style-name="P3"><text:s text:c="8"/>}</text:p>
      <text:p text:style-name="P3"><text:s text:c="8"/>void add(int x,int y,int z)</text:p>
      <text:p text:style-name="P3"><text:s text:c="8"/>{</text:p>
      <text:p text:style-name="P3"><text:s text:c="12"/>sum=x+y+z;</text:p>
      <text:p text:style-name="P3"><text:s text:c="12"/>cout&lt;&lt;"Sum is "&lt;&lt;sum&lt;&lt;endl;</text:p>
      <text:p text:style-name="P3"><text:soft-page-break/><text:s text:c="8"/>}</text:p>
      <text:p text:style-name="P3"><text:s text:c="8"/>void add(double x,double y)</text:p>
      <text:p text:style-name="P3"><text:s text:c="8"/>{</text:p>
      <text:p text:style-name="P3"><text:s text:c="12"/>sum=x+y;</text:p>
      <text:p text:style-name="P3"><text:s text:c="12"/>cout&lt;&lt;"Sum is "&lt;&lt;sum&lt;&lt;endl;</text:p>
      <text:p text:style-name="P3"><text:s text:c="8"/>}</text:p>
      <text:p text:style-name="P3"><text:s text:c="8"/>void add(double x,double y,double z)</text:p>
      <text:p text:style-name="P3"><text:s text:c="8"/>{</text:p>
      <text:p text:style-name="P3"><text:s text:c="12"/>sum=x+y+z;</text:p>
      <text:p text:style-name="P3"><text:s text:c="12"/>cout&lt;&lt;"Sum is "&lt;&lt;sum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addition a1;</text:p>
      <text:p text:style-name="P3"><text:s text:c="4"/>a1.add(2,4);</text:p>
      <text:p text:style-name="P3"><text:s text:c="4"/>a1.add(4,5,6);</text:p>
      <text:p text:style-name="P3"><text:s text:c="4"/>a1.add(2.1,3.6);</text:p>
      <text:p text:style-name="P3"><text:s text:c="4"/>a1.add(4.3,5.1,6.9);</text:p>
      <text:p text:style-name="P3"><text:s text:c="4"/>return 0;</text:p>
      <text:p text:style-name="P3">}</text:p>
      <text:p text:style-name="P3"/>
      <text:p text:style-name="P3">5)#include&lt;iostream&gt;</text:p>
      <text:p text:style-name="P3">using namespace std;</text:p>
      <text:p text:style-name="P3"/>
      <text:p text:style-name="P3">class A</text:p>
      <text:p text:style-name="P3">{</text:p>
      <text:p text:style-name="P3"><text:s text:c="4"/>public:</text:p>
      <text:p text:style-name="P3"><text:s text:c="8"/>A()</text:p>
      <text:p text:style-name="P3"><text:s text:c="8"/>{</text:p>
      <text:p text:style-name="P3"><text:s text:c="12"/>cout&lt;&lt;"Default Constructor of A Class"&lt;&lt;endl;</text:p>
      <text:p text:style-name="P3"><text:s text:c="8"/>}</text:p>
      <text:p text:style-name="P3"><text:s text:c="8"/>A(int x)</text:p>
      <text:p text:style-name="P3"><text:s text:c="8"/>{</text:p>
      <text:p text:style-name="P3"><text:s text:c="12"/>cout&lt;&lt;"Parameterized Constructor of A Class"&lt;&lt;endl;</text:p>
      <text:p text:style-name="P3"><text:s text:c="8"/>}</text:p>
      <text:p text:style-name="P3">};</text:p>
      <text:p text:style-name="P3"/>
      <text:p text:style-name="P3">class B : public A</text:p>
      <text:p text:style-name="P3">{</text:p>
      <text:p text:style-name="P3"><text:s text:c="4"/>public:</text:p>
      <text:p text:style-name="P3"><text:s text:c="8"/>B()</text:p>
      <text:p text:style-name="P3"><text:s text:c="8"/>{</text:p>
      <text:p text:style-name="P3"><text:s text:c="12"/>cout&lt;&lt;"Default Constructor of B Class"&lt;&lt;endl;</text:p>
      <text:p text:style-name="P3"><text:soft-page-break/><text:s text:c="8"/>}</text:p>
      <text:p text:style-name="P3"><text:s text:c="8"/>B(int x):A(x)</text:p>
      <text:p text:style-name="P3"><text:s text:c="8"/>{</text:p>
      <text:p text:style-name="P3"><text:s text:c="12"/>cout&lt;&lt;"Parameterized Constructor Of B Class"&lt;&lt;endl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A obj1;</text:p>
      <text:p text:style-name="P3"><text:s text:c="4"/>cout&lt;&lt;"We can create object of class A by using default constructor.\n"&lt;&lt;endl;</text:p>
      <text:p text:style-name="P3"><text:s text:c="4"/>A obj2(3);</text:p>
      <text:p text:style-name="P3"><text:s text:c="4"/>cout&lt;&lt;"We can create object of class A by using Parameterized Constructor also.\n"&lt;&lt;endl;</text:p>
      <text:p text:style-name="P3"><text:s text:c="4"/>B obj3;</text:p>
      <text:p text:style-name="P3"><text:s text:c="4"/>cout&lt;&lt;"If we create object of class B then default constructor of A runs.\n"&lt;&lt;endl;</text:p>
      <text:p text:style-name="P3"><text:s text:c="4"/>B obj4(23);</text:p>
      <text:p text:style-name="P3"><text:s text:c="4"/>cout&lt;&lt;"If we pass parameters while creating B then parameterized constructor of A is called."&lt;&lt;endl;</text:p>
      <text:p text:style-name="P3"><text:s text:c="4"/>return 0;</text:p>
      <text:p text:style-name="P3">}</text:p>
      <text:p text:style-name="P3"/>
      <text:p text:style-name="P4">6)#include&lt;iostream&gt;</text:p>
      <text:p text:style-name="P4">using namespace std;</text:p>
      <text:p text:style-name="P4"/>
      <text:p text:style-name="P4">class A</text:p>
      <text:p text:style-name="P4">{</text:p>
      <text:p text:style-name="P4"><text:s text:c="4"/>public:</text:p>
      <text:p text:style-name="P4"><text:s text:c="8"/>A()</text:p>
      <text:p text:style-name="P4"><text:s text:c="8"/>{</text:p>
      <text:p text:style-name="P4"><text:s text:c="12"/>cout&lt;&lt;"Constructor of A"&lt;&lt;endl;</text:p>
      <text:p text:style-name="P4"><text:s text:c="8"/>}</text:p>
      <text:p text:style-name="P4">};</text:p>
      <text:p text:style-name="P4"/>
      <text:p text:style-name="P4">class B : public A</text:p>
      <text:p text:style-name="P4">{</text:p>
      <text:p text:style-name="P4"><text:s text:c="4"/>public:</text:p>
      <text:p text:style-name="P4"><text:s text:c="8"/>B()</text:p>
      <text:p text:style-name="P4"><text:s text:c="8"/>{</text:p>
      <text:p text:style-name="P4"><text:s text:c="12"/>cout&lt;&lt;"Constructor of B"&lt;&lt;endl;</text:p>
      <text:p text:style-name="P4"><text:s text:c="8"/>}</text:p>
      <text:p text:style-name="P4">};</text:p>
      <text:p text:style-name="P4"/>
      <text:p text:style-name="P4">class C : public B</text:p>
      <text:p text:style-name="P4">{</text:p>
      <text:p text:style-name="P4"><text:soft-page-break/><text:s text:c="4"/>public:</text:p>
      <text:p text:style-name="P4"><text:s text:c="8"/>C()</text:p>
      <text:p text:style-name="P4"><text:s text:c="8"/>{</text:p>
      <text:p text:style-name="P4"><text:s text:c="12"/>cout&lt;&lt;"Constructor of C"&lt;&lt;endl;</text:p>
      <text:p text:style-name="P4"><text:s text:c="8"/>}</text:p>
      <text:p text:style-name="P4">};</text:p>
      <text:p text:style-name="P4">int main()</text:p>
      <text:p text:style-name="P4">{</text:p>
      <text:p text:style-name="P4"><text:s text:c="4"/>cout&lt;&lt;"Creating object of Class A"&lt;&lt;endl;</text:p>
      <text:p text:style-name="P4"><text:s text:c="4"/>A a1;</text:p>
      <text:p text:style-name="P4"><text:s text:c="4"/>cout&lt;&lt;"\nCreating object of Class B"&lt;&lt;endl;</text:p>
      <text:p text:style-name="P4"><text:s text:c="4"/>B b1;</text:p>
      <text:p text:style-name="P4"><text:s text:c="4"/>cout&lt;&lt;"\nCreating object of Class C"&lt;&lt;endl;</text:p>
      <text:p text:style-name="P4"><text:s text:c="4"/>C c1;</text:p>
      <text:p text:style-name="P4"><text:s text:c="4"/>return 0;</text:p>
      <text:p text:style-name="P4">}</text:p>
      <text:p text:style-name="P4"/>
      <text:p text:style-name="P4">7)#include&lt;iostream&gt;</text:p>
      <text:p text:style-name="P4">using namespace std;</text:p>
      <text:p text:style-name="P4"/>
      <text:p text:style-name="P4">class A</text:p>
      <text:p text:style-name="P4">{</text:p>
      <text:p text:style-name="P4"><text:s text:c="4"/>public:</text:p>
      <text:p text:style-name="P4"><text:s text:c="8"/>A()</text:p>
      <text:p text:style-name="P4"><text:s text:c="8"/>{</text:p>
      <text:p text:style-name="P4"><text:s text:c="12"/>cout&lt;&lt;"Constructor of A"&lt;&lt;endl;</text:p>
      <text:p text:style-name="P4"><text:s text:c="8"/>}</text:p>
      <text:p text:style-name="P4">};</text:p>
      <text:p text:style-name="P4"/>
      <text:p text:style-name="P4">class B : public A</text:p>
      <text:p text:style-name="P4">{</text:p>
      <text:p text:style-name="P4"><text:s text:c="4"/>public:</text:p>
      <text:p text:style-name="P4"><text:s text:c="8"/>B()</text:p>
      <text:p text:style-name="P4"><text:s text:c="8"/>{</text:p>
      <text:p text:style-name="P4"><text:s text:c="12"/>cout&lt;&lt;"Constructor of B"&lt;&lt;endl;</text:p>
      <text:p text:style-name="P4"><text:s text:c="8"/>}</text:p>
      <text:p text:style-name="P4">};</text:p>
      <text:p text:style-name="P4"/>
      <text:p text:style-name="P4">int main()</text:p>
      <text:p text:style-name="P4">{</text:p>
      <text:p text:style-name="P4"><text:s text:c="4"/>cout&lt;&lt;"Use of Constructors in Single Inheritance"&lt;&lt;endl&lt;&lt;endl;</text:p>
      <text:p text:style-name="P4"><text:s text:c="4"/>cout&lt;&lt;"Creating object of Class A"&lt;&lt;endl;</text:p>
      <text:p text:style-name="P4"><text:s text:c="4"/>A a1;</text:p>
      <text:p text:style-name="P4"><text:s text:c="4"/>cout&lt;&lt;"\nCreating object of Class B"&lt;&lt;endl;</text:p>
      <text:p text:style-name="P4"><text:s text:c="4"/>B b1;</text:p>
      <text:p text:style-name="P4"><text:soft-page-break/><text:s text:c="4"/>return 0;</text:p>
      <text:p text:style-name="P4">}</text:p>
      <text:p text:style-name="P4"/>
      <text:p text:style-name="P4">8)#include&lt;iostream&gt;</text:p>
      <text:p text:style-name="P4">using namespace std;</text:p>
      <text:p text:style-name="P4"/>
      <text:p text:style-name="P4">class num</text:p>
      <text:p text:style-name="P4">{</text:p>
      <text:p text:style-name="P4"><text:s text:c="4"/>private:</text:p>
      <text:p text:style-name="P4"><text:s text:c="8"/>int n;</text:p>
      <text:p text:style-name="P4"><text:s text:c="4"/>public:</text:p>
      <text:p text:style-name="P4"><text:s text:c="8"/>num()</text:p>
      <text:p text:style-name="P4"><text:s text:c="8"/>{</text:p>
      <text:p text:style-name="P4"><text:s text:c="12"/>cout&lt;&lt;"Enter a number :- ";</text:p>
      <text:p text:style-name="P4"><text:s text:c="12"/>cin&gt;&gt;n;</text:p>
      <text:p text:style-name="P4"><text:s text:c="12"/>cout&lt;&lt;"Number is "&lt;&lt;n&lt;&lt;endl;</text:p>
      <text:p text:style-name="P4"><text:s text:c="8"/>}</text:p>
      <text:p text:style-name="P4"><text:s text:c="8"/>num(num &amp;c)</text:p>
      <text:p text:style-name="P4"><text:s text:c="8"/>{</text:p>
      <text:p text:style-name="P4"><text:s text:c="12"/>int i,fact=1;</text:p>
      <text:p text:style-name="P4"><text:s text:c="12"/>for(i=c.n;i&gt;0;i--)</text:p>
      <text:p text:style-name="P4"><text:s text:c="12"/>{</text:p>
      <text:p text:style-name="P4"><text:s text:c="16"/>fact=fact*i;</text:p>
      <text:p text:style-name="P4"><text:s text:c="12"/>}</text:p>
      <text:p text:style-name="P4"><text:s text:c="12"/>c.n=fact;</text:p>
      <text:p text:style-name="P4"><text:s text:c="12"/>cout&lt;&lt;"Factorial is "&lt;&lt;c.n&lt;&lt;endl;</text:p>
      <text:p text:style-name="P4"><text:s text:c="8"/>}</text:p>
      <text:p text:style-name="P4">};</text:p>
      <text:p text:style-name="P4"/>
      <text:p text:style-name="P4">int main()</text:p>
      <text:p text:style-name="P4">{</text:p>
      <text:p text:style-name="P4"><text:s text:c="4"/>num n1,n2;</text:p>
      <text:p text:style-name="P4"><text:s text:c="4"/>num n3=n2;</text:p>
      <text:p text:style-name="P4"><text:s text:c="4"/>return 0;</text:p>
      <text:p text:style-name="P4">}</text:p>
      <text:p text:style-name="P4"/>
      <text:p text:style-name="P5">9)#include&lt;iostream&gt;</text:p>
      <text:p text:style-name="P5">using namespace std;</text:p>
      <text:p text:style-name="P5"/>
      <text:p text:style-name="P5">class Area</text:p>
      <text:p text:style-name="P5">{</text:p>
      <text:p text:style-name="P5"><text:s text:c="4"/>private:</text:p>
      <text:p text:style-name="P5"><text:s text:c="8"/>double area;</text:p>
      <text:p text:style-name="P5"><text:s text:c="4"/>public:</text:p>
      <text:p text:style-name="P5"><text:s text:c="8"/>Area(double r)</text:p>
      <text:p text:style-name="P5"><text:soft-page-break/><text:s text:c="8"/>{</text:p>
      <text:p text:style-name="P5"><text:s text:c="12"/>area=3.14*r*r;</text:p>
      <text:p text:style-name="P5"><text:s text:c="12"/>cout&lt;&lt;"Area of Circle is "&lt;&lt;area&lt;&lt;endl;</text:p>
      <text:p text:style-name="P5"><text:s text:c="8"/>}</text:p>
      <text:p text:style-name="P5"><text:s text:c="8"/>Area(double len,double br)</text:p>
      <text:p text:style-name="P5"><text:s text:c="8"/>{</text:p>
      <text:p text:style-name="P5"><text:s text:c="12"/>area=len*br;</text:p>
      <text:p text:style-name="P5"><text:s text:c="12"/>cout&lt;&lt;"Area of Rectangle is <text:s/>"&lt;&lt;area&lt;&lt;endl;</text:p>
      <text:p text:style-name="P5"><text:s text:c="8"/>}</text:p>
      <text:p text:style-name="P5"><text:s text:c="8"/>Area(double base,double height,double c)</text:p>
      <text:p text:style-name="P5"><text:s text:c="8"/>{</text:p>
      <text:p text:style-name="P5"><text:s text:c="12"/>area=c*base*height;</text:p>
      <text:p text:style-name="P5"><text:s text:c="12"/>cout&lt;&lt;"Area of Triangle is <text:s/>"&lt;&lt;area&lt;&lt;endl;</text:p>
      <text:p text:style-name="P5"><text:s text:c="8"/>}</text:p>
      <text:p text:style-name="P5">};</text:p>
      <text:p text:style-name="P5"/>
      <text:p text:style-name="P5">int main()</text:p>
      <text:p text:style-name="P5">{</text:p>
      <text:p text:style-name="P5"><text:s text:c="4"/>while(1)</text:p>
      <text:p text:style-name="P5"><text:s text:c="4"/>{</text:p>
      <text:p text:style-name="P5"><text:s text:c="8"/>int n;</text:p>
      <text:p text:style-name="P5"><text:s text:c="8"/>cout&lt;&lt;"\nEnter the Required Operation"&lt;&lt;endl;</text:p>
      <text:p text:style-name="P5"><text:s text:c="8"/>cout&lt;&lt;"1.Area of Circle"&lt;&lt;endl;</text:p>
      <text:p text:style-name="P5"><text:s text:c="8"/>cout&lt;&lt;"2.Area of Rectangle"&lt;&lt;endl;</text:p>
      <text:p text:style-name="P5"><text:s text:c="8"/>cout&lt;&lt;"3.Area of Triangle"&lt;&lt;endl;</text:p>
      <text:p text:style-name="P5"><text:s text:c="8"/>cout&lt;&lt;"4.Exit"&lt;&lt;endl&lt;&lt;endl;</text:p>
      <text:p text:style-name="P5"><text:s text:c="8"/>cin&gt;&gt;n;</text:p>
      <text:p text:style-name="P5"/>
      <text:p text:style-name="P5"><text:s text:c="8"/>switch(n)</text:p>
      <text:p text:style-name="P5"><text:s text:c="8"/>{</text:p>
      <text:p text:style-name="P5"><text:s text:c="12"/>case 1:</text:p>
      <text:p text:style-name="P5"><text:s text:c="12"/>{</text:p>
      <text:p text:style-name="P5"><text:s text:c="16"/>double r;</text:p>
      <text:p text:style-name="P5"><text:s text:c="16"/>cout&lt;&lt;"Enter Radius of Circle :- ";</text:p>
      <text:p text:style-name="P5"><text:s text:c="16"/>cin&gt;&gt;r;</text:p>
      <text:p text:style-name="P5"><text:s text:c="16"/>Area a(r);</text:p>
      <text:p text:style-name="P5"><text:s text:c="16"/>break;</text:p>
      <text:p text:style-name="P5"><text:s text:c="12"/>}</text:p>
      <text:p text:style-name="P5"><text:s text:c="12"/>case 2:</text:p>
      <text:p text:style-name="P5"><text:s text:c="12"/>{</text:p>
      <text:p text:style-name="P5"><text:s text:c="16"/>double l,b;</text:p>
      <text:p text:style-name="P5"><text:s text:c="16"/>cout&lt;&lt;"Enter length and Breadth of Rectangle :- ";</text:p>
      <text:p text:style-name="P5"><text:s text:c="16"/>cin&gt;&gt;l&gt;&gt;b;</text:p>
      <text:p text:style-name="P5"><text:s text:c="16"/>Area a(l,b);</text:p>
      <text:p text:style-name="P5"><text:s text:c="16"/>break;</text:p>
      <text:p text:style-name="P5"><text:soft-page-break/><text:s text:c="12"/>}</text:p>
      <text:p text:style-name="P5"><text:s text:c="12"/>case 3:</text:p>
      <text:p text:style-name="P5"><text:s text:c="12"/>{</text:p>
      <text:p text:style-name="P5"><text:s text:c="16"/>double b,h,x=0.5;</text:p>
      <text:p text:style-name="P5"><text:s text:c="16"/>cout&lt;&lt;"Enter Base and Height of Triangle :-";</text:p>
      <text:p text:style-name="P5"><text:s text:c="16"/>cin&gt;&gt;b&gt;&gt;h;</text:p>
      <text:p text:style-name="P5"><text:s text:c="16"/>Area a(b,h,x);</text:p>
      <text:p text:style-name="P5"><text:s text:c="16"/>break;</text:p>
      <text:p text:style-name="P5"><text:s text:c="12"/>}</text:p>
      <text:p text:style-name="P5"><text:s text:c="12"/>case 4:</text:p>
      <text:p text:style-name="P5"><text:s text:c="12"/>{</text:p>
      <text:p text:style-name="P5"><text:s text:c="16"/>exit(0);</text:p>
      <text:p text:style-name="P5"><text:s text:c="12"/>}</text:p>
      <text:p text:style-name="P5"><text:s text:c="8"/>}</text:p>
      <text:p text:style-name="P5"><text:s text:c="4"/>}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5:18:18.491445800</meta:creation-date>
    <dc:date>2023-07-26T19:11:37.718619935</dc:date>
    <meta:editing-duration>PT15S</meta:editing-duration>
    <meta:editing-cycles>1</meta:editing-cycles>
    <meta:document-statistic meta:table-count="0" meta:image-count="0" meta:object-count="0" meta:page-count="9" meta:paragraph-count="340" meta:word-count="676" meta:character-count="6344" meta:non-whitespace-character-count="3894"/>
    <meta:generator>LibreOffice/7.3.7.2$Linux_X86_64 LibreOffice_project/30$Build-2</meta:generator>
  </office:meta>
</office:document-meta>
</file>